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fr3" style:family="graphic" style:parent-style-name="OLE">
      <style:graphic-properties style:vertical-pos="from-top" style:vertical-rel="page" style:horizontal-pos="from-lef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width="8.2035in" svg:height="3.622in" draw:z-index="2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2" draw:name="Object2" text:anchor-type="page" text:anchor-page-number="1" svg:x="0.1992in" svg:y="7.1283in" svg:width="3.8035in" svg:height="3.3075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2" draw:name="Object4" text:anchor-type="page" text:anchor-page-number="1" svg:x="0.2516in" svg:y="3.4236in" svg:width="8.1181in" svg:height="3.6102in" draw:z-index="0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3" draw:name="Object5" text:anchor-type="page" text:anchor-page-number="2" svg:x="0.4299in" svg:y="1.0283in" svg:width="7.6575in" svg:height="9.6335in" draw:z-index="3">
        <draw:object xlink:href="./Object 5" xlink:type="simple" xlink:show="embed" xlink:actuate="onLoad"/>
        <draw:image xlink:href="./ObjectReplacements/Object 5" xlink:type="simple" xlink:show="embed" xlink:actuate="onLoad"/>
      </draw:frame>
      <text:p text:style-name="Standard"/>
      <text:p text:style-name="Standard"/>
      <text:p text:style-name="Standard"><draw:frame draw:style-name="fr4" draw:name="Object3" text:anchor-type="paragraph" svg:x="3.3484in" svg:y="3.5071in" svg:width="4.2071in" svg:height="4.0693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9:14:31</meta:creation-date>
    <dc:date>2012-12-04T19:22:06</dc:date>
    <meta:editing-duration>P0D</meta:editing-duration>
    <meta:editing-cycles>1</meta:editing-cycles>
    <meta:document-statistic meta:table-count="0" meta:image-count="0" meta:object-count="5" meta:page-count="2" meta:paragraph-count="0" meta:word-count="0" meta:character-count="0" meta:non-whitespace-character-count="0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fals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fals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4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4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4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836cm" svg:height="9.2cm" xlink:href="." xlink:type="simple" chart:class="chart:bar" chart:style-name="ch1">
        <chart:title svg:x="7.16cm" svg:y="0.32cm" chart:style-name="ch2">
          <text:p>Logarithmic Plot of All Devices</text:p>
        </chart:title>
        <chart:legend chart:legend-position="end" svg:x="15.927cm" svg:y="1.562cm" style:legend-expansion="high" chart:style-name="ch3"/>
        <chart:plot-area chart:style-name="ch4" chart:data-source-has-labels="both" svg:x="0.866cm" svg:y="1.651cm" svg:width="14.229cm" svg:height="6.945cm">
          <chartooo:coordinate-region svg:x="2.996cm" svg:y="1.85cm" svg:width="12.099cm" svg:height="6.099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series chart:style-name="ch15" chart:values-cell-range-address="local-table.$B$9:.$B$9" chart:label-cell-address="local-table.$A$9" chart:class="chart:bar">
            <chart:data-point/>
          </chart:series>
          <chart:series chart:style-name="ch16" chart:values-cell-range-address="local-table.$B$10:.$B$10" chart:label-cell-address="local-table.$A$10" chart:class="chart:bar">
            <chart:data-point/>
          </chart:series>
          <chart:series chart:style-name="ch17" chart:values-cell-range-address="local-table.$B$11:.$B$11" chart:label-cell-address="local-table.$A$11" chart:class="chart:bar">
            <chart:data-point/>
          </chart:series>
          <chart:series chart:style-name="ch18" chart:values-cell-range-address="local-table.$B$12:.$B$12" chart:label-cell-address="local-table.$A$12" chart:class="chart:bar">
            <chart:data-point/>
          </chart:series>
          <chart:series chart:style-name="ch19" chart:values-cell-range-address="local-table.$B$13:.$B$13" chart:label-cell-address="local-table.$A$13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s/Sec</text:p>
              </table:table-cell>
            </table:table-row>
          </table:table-header-rows>
          <table:table-rows>
            <table:table-row>
              <table:table-cell office:value-type="string">
                <text:p>Athlon XP 1500+</text:p>
              </table:table-cell>
              <table:table-cell office:value-type="float" office:value="29336.1823441844">
                <text:p>29336.1823441844</text:p>
              </table:table-cell>
            </table:table-row>
            <table:table-row>
              <table:table-cell office:value-type="string">
                <text:p>Intel Core 2 Duo T7200</text:p>
              </table:table-cell>
              <table:table-cell office:value-type="float" office:value="84654.7109066465">
                <text:p>84654.7109066465</text:p>
              </table:table-cell>
            </table:table-row>
            <table:table-row>
              <table:table-cell office:value-type="string">
                <text:p>Nvidia 8800GTS</text:p>
              </table:table-cell>
              <table:table-cell office:value-type="float" office:value="4163556.19743714">
                <text:p>4163556.19743714</text:p>
              </table:table-cell>
            </table:table-row>
            <table:table-row>
              <table:table-cell office:value-type="string">
                <text:p>Intel Core 2 Quad Q6600</text:p>
              </table:table-cell>
              <table:table-cell office:value-type="float" office:value="218373.504831373">
                <text:p>218373.504831373</text:p>
              </table:table-cell>
            </table:table-row>
            <table:table-row>
              <table:table-cell office:value-type="string">
                <text:p>Intel Xeon X3350</text:p>
              </table:table-cell>
              <table:table-cell office:value-type="float" office:value="782506.905298668">
                <text:p>782506.905298668</text:p>
              </table:table-cell>
            </table:table-row>
            <table:table-row>
              <table:table-cell office:value-type="string">
                <text:p>Atom N270</text:p>
              </table:table-cell>
              <table:table-cell office:value-type="float" office:value="30112.0360794418">
                <text:p>30112.0360794418</text:p>
              </table:table-cell>
            </table:table-row>
            <table:table-row>
              <table:table-cell office:value-type="string">
                <text:p>AMD Radeon HD 6950</text:p>
              </table:table-cell>
              <table:table-cell office:value-type="float" office:value="15587973.3305608">
                <text:p>15587973.3305608</text:p>
              </table:table-cell>
            </table:table-row>
            <table:table-row>
              <table:table-cell office:value-type="string">
                <text:p>Intel Core i7 2620M</text:p>
              </table:table-cell>
              <table:table-cell office:value-type="float" office:value="546767.090338722">
                <text:p>546767.090338722</text:p>
              </table:table-cell>
            </table:table-row>
            <table:table-row>
              <table:table-cell office:value-type="string">
                <text:p>Qualcomm Scorpion</text:p>
              </table:table-cell>
              <table:table-cell office:value-type="float" office:value="32005.0007813721">
                <text:p>32005.0007813721</text:p>
              </table:table-cell>
            </table:table-row>
            <table:table-row>
              <table:table-cell office:value-type="string">
                <text:p>BCM2708 (Raspberry PI)</text:p>
              </table:table-cell>
              <table:table-cell office:value-type="float" office:value="9251.29658583993">
                <text:p>9251.29658583993</text:p>
              </table:table-cell>
            </table:table-row>
            <table:table-row>
              <table:table-cell office:value-type="string">
                <text:p>Intel Core i7 3770K 3.5GHz</text:p>
              </table:table-cell>
              <table:table-cell office:value-type="float" office:value="1700617.54172712">
                <text:p>1700617.54172712</text:p>
              </table:table-cell>
            </table:table-row>
            <table:table-row>
              <table:table-cell office:value-type="string">
                <text:p>AMD FX 8350</text:p>
              </table:table-cell>
              <table:table-cell office:value-type="float" office:value="2029762.30155382">
                <text:p>2029762.30155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66cm" svg:height="8.401cm" xlink:href="." xlink:type="simple" chart:class="chart:bar" chart:style-name="ch1">
        <chart:title svg:x="2.035cm" svg:y="0.304cm" chart:style-name="ch2">
          <text:p>Low Performance Devices</text:p>
        </chart:title>
        <chart:legend chart:legend-position="end" svg:x="6.259cm" svg:y="2.309cm" style:legend-expansion="high" chart:style-name="ch3"/>
        <chart:plot-area chart:style-name="ch4" chart:data-source-has-labels="both" svg:x="0.643cm" svg:y="1.587cm" svg:width="5.23cm" svg:height="6.226cm">
          <chartooo:coordinate-region svg:x="1.926cm" svg:y="1.786cm" svg:width="3.947cm" svg:height="5.38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s/Sec</text:p>
              </table:table-cell>
            </table:table-row>
          </table:table-header-rows>
          <table:table-rows>
            <table:table-row>
              <table:table-cell office:value-type="string">
                <text:p>Athlon XP 1500+</text:p>
              </table:table-cell>
              <table:table-cell office:value-type="float" office:value="29336.1823441844">
                <text:p>29336.1823441844</text:p>
              </table:table-cell>
            </table:table-row>
            <table:table-row>
              <table:table-cell office:value-type="string">
                <text:p>Intel Core 2 Duo T7200</text:p>
              </table:table-cell>
              <table:table-cell office:value-type="float" office:value="84654.7109066465">
                <text:p>84654.7109066465</text:p>
              </table:table-cell>
            </table:table-row>
            <table:table-row>
              <table:table-cell office:value-type="string">
                <text:p>Atom N270</text:p>
              </table:table-cell>
              <table:table-cell office:value-type="float" office:value="30112.0360794418">
                <text:p>30112.0360794418</text:p>
              </table:table-cell>
            </table:table-row>
            <table:table-row>
              <table:table-cell office:value-type="string">
                <text:p>Qualcomm Scorpion</text:p>
              </table:table-cell>
              <table:table-cell office:value-type="float" office:value="32005.0007813721">
                <text:p>32005.0007813721</text:p>
              </table:table-cell>
            </table:table-row>
            <table:table-row>
              <table:table-cell office:value-type="string">
                <text:p>BCM2708 (Raspberry PI)</text:p>
              </table:table-cell>
              <table:table-cell office:value-type="float" office:value="9251.29658583993">
                <text:p>9251.29658583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19cm" svg:height="9.17cm" xlink:href="." xlink:type="simple" chart:class="chart:bar" chart:style-name="ch1">
        <chart:title svg:x="7.461cm" svg:y="0.319cm" chart:style-name="ch2">
          <text:p>High Performance Devices</text:p>
        </chart:title>
        <chart:legend chart:legend-position="end" svg:x="15.71cm" svg:y="3.539cm" style:legend-expansion="high" chart:style-name="ch3"/>
        <chart:plot-area chart:style-name="ch4" chart:data-source-has-labels="both" svg:x="0.862cm" svg:y="1.647cm" svg:width="14.024cm" svg:height="6.92cm">
          <chartooo:coordinate-region svg:x="2.806cm" svg:y="1.846cm" svg:width="12.08cm" svg:height="6.074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s/Sec</text:p>
              </table:table-cell>
            </table:table-row>
          </table:table-header-rows>
          <table:table-rows>
            <table:table-row>
              <table:table-cell office:value-type="string">
                <text:p>Nvidia 8800GTS</text:p>
              </table:table-cell>
              <table:table-cell office:value-type="float" office:value="4163556.19743714">
                <text:p>4163556.19743714</text:p>
              </table:table-cell>
            </table:table-row>
            <table:table-row>
              <table:table-cell office:value-type="string">
                <text:p>AMD Radeon HD 6950</text:p>
              </table:table-cell>
              <table:table-cell office:value-type="float" office:value="15587973.3305608">
                <text:p>15587973.3305608</text:p>
              </table:table-cell>
            </table:table-row>
            <table:table-row>
              <table:table-cell office:value-type="string">
                <text:p>Intel Core i7 3770K 3.5GHz</text:p>
              </table:table-cell>
              <table:table-cell office:value-type="float" office:value="1700617.54172712">
                <text:p>1700617.54172712</text:p>
              </table:table-cell>
            </table:table-row>
            <table:table-row>
              <table:table-cell office:value-type="string">
                <text:p>AMD FX 8350</text:p>
              </table:table-cell>
              <table:table-cell office:value-type="float" office:value="2029762.30155382">
                <text:p>2029762.301553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85cm" svg:height="10.336cm" xlink:href="." xlink:type="simple" chart:class="chart:bar" chart:style-name="ch1">
        <chart:title svg:x="3.393cm" svg:y="0.342cm" chart:style-name="ch2">
          <text:p>Midrange Devices</text:p>
        </chart:title>
        <chart:legend svg:x="7.149cm" svg:y="4.172cm" style:legend-expansion="custom" chartooo:width="3.535cm" chartooo:height="1.991cm" style:legend-expansion-aspect-ratio="1.7754897036665" chart:style-name="ch3"/>
        <chart:plot-area chart:style-name="ch4" chart:data-source-has-labels="both" svg:x="0.842cm" svg:y="1.668cm" svg:width="6.191cm" svg:height="7.501cm">
          <chartooo:coordinate-region svg:x="2.31cm" svg:y="1.867cm" svg:width="4.723cm" svg:height="6.655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s/Sec</text:p>
              </table:table-cell>
            </table:table-row>
          </table:table-header-rows>
          <table:table-rows>
            <table:table-row>
              <table:table-cell office:value-type="string">
                <text:p>Intel Core 2 Quad Q6600</text:p>
              </table:table-cell>
              <table:table-cell office:value-type="float" office:value="218373.504831373">
                <text:p>218373.504831373</text:p>
              </table:table-cell>
            </table:table-row>
            <table:table-row>
              <table:table-cell office:value-type="string">
                <text:p>Intel Xeon X3350</text:p>
              </table:table-cell>
              <table:table-cell office:value-type="float" office:value="782506.905298668">
                <text:p>782506.905298668</text:p>
              </table:table-cell>
            </table:table-row>
            <table:table-row>
              <table:table-cell office:value-type="string">
                <text:p>Intel Core i7 2620M</text:p>
              </table:table-cell>
              <table:table-cell office:value-type="float" office:value="546767.090338722">
                <text:p>546767.0903387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fals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fals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4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4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4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9.45cm" svg:height="24.468cm" xlink:href="." xlink:type="simple" chart:class="chart:bar" chart:style-name="ch1">
        <chart:title svg:x="7.036cm" svg:y="0.625cm" chart:style-name="ch2">
          <text:p>Linear Plot of All Devices</text:p>
        </chart:title>
        <chart:legend chart:legend-position="end" svg:x="14.541cm" svg:y="9.196cm" style:legend-expansion="high" chart:style-name="ch3"/>
        <chart:plot-area chart:style-name="ch4" chart:data-source-has-labels="both" svg:x="0.839cm" svg:y="2.871cm" svg:width="12.924cm" svg:height="20.688cm">
          <chartooo:coordinate-region svg:x="2.783cm" svg:y="3.07cm" svg:width="10.98cm" svg:height="19.842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series chart:style-name="ch15" chart:values-cell-range-address="local-table.$B$9:.$B$9" chart:label-cell-address="local-table.$A$9" chart:class="chart:bar">
            <chart:data-point/>
          </chart:series>
          <chart:series chart:style-name="ch16" chart:values-cell-range-address="local-table.$B$10:.$B$10" chart:label-cell-address="local-table.$A$10" chart:class="chart:bar">
            <chart:data-point/>
          </chart:series>
          <chart:series chart:style-name="ch17" chart:values-cell-range-address="local-table.$B$11:.$B$11" chart:label-cell-address="local-table.$A$11" chart:class="chart:bar">
            <chart:data-point/>
          </chart:series>
          <chart:series chart:style-name="ch18" chart:values-cell-range-address="local-table.$B$12:.$B$12" chart:label-cell-address="local-table.$A$12" chart:class="chart:bar">
            <chart:data-point/>
          </chart:series>
          <chart:series chart:style-name="ch19" chart:values-cell-range-address="local-table.$B$13:.$B$13" chart:label-cell-address="local-table.$A$13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s/Sec</text:p>
              </table:table-cell>
            </table:table-row>
          </table:table-header-rows>
          <table:table-rows>
            <table:table-row>
              <table:table-cell office:value-type="string">
                <text:p>Athlon XP 1500+</text:p>
              </table:table-cell>
              <table:table-cell office:value-type="float" office:value="29336.1823441844">
                <text:p>29336.1823441844</text:p>
              </table:table-cell>
            </table:table-row>
            <table:table-row>
              <table:table-cell office:value-type="string">
                <text:p>Intel Core 2 Duo T7200</text:p>
              </table:table-cell>
              <table:table-cell office:value-type="float" office:value="84654.7109066465">
                <text:p>84654.7109066465</text:p>
              </table:table-cell>
            </table:table-row>
            <table:table-row>
              <table:table-cell office:value-type="string">
                <text:p>Nvidia 8800GTS</text:p>
              </table:table-cell>
              <table:table-cell office:value-type="float" office:value="4163556.19743714">
                <text:p>4163556.19743714</text:p>
              </table:table-cell>
            </table:table-row>
            <table:table-row>
              <table:table-cell office:value-type="string">
                <text:p>Intel Core 2 Quad Q6600</text:p>
              </table:table-cell>
              <table:table-cell office:value-type="float" office:value="218373.504831373">
                <text:p>218373.504831373</text:p>
              </table:table-cell>
            </table:table-row>
            <table:table-row>
              <table:table-cell office:value-type="string">
                <text:p>Intel Xeon X3350</text:p>
              </table:table-cell>
              <table:table-cell office:value-type="float" office:value="782506.905298668">
                <text:p>782506.905298668</text:p>
              </table:table-cell>
            </table:table-row>
            <table:table-row>
              <table:table-cell office:value-type="string">
                <text:p>Atom N270</text:p>
              </table:table-cell>
              <table:table-cell office:value-type="float" office:value="30112.0360794418">
                <text:p>30112.0360794418</text:p>
              </table:table-cell>
            </table:table-row>
            <table:table-row>
              <table:table-cell office:value-type="string">
                <text:p>AMD Radeon HD 6950</text:p>
              </table:table-cell>
              <table:table-cell office:value-type="float" office:value="15587973.3305608">
                <text:p>15587973.3305608</text:p>
              </table:table-cell>
            </table:table-row>
            <table:table-row>
              <table:table-cell office:value-type="string">
                <text:p>Intel Core i7 2620M</text:p>
              </table:table-cell>
              <table:table-cell office:value-type="float" office:value="546767.090338722">
                <text:p>546767.090338722</text:p>
              </table:table-cell>
            </table:table-row>
            <table:table-row>
              <table:table-cell office:value-type="string">
                <text:p>Qualcomm Scorpion</text:p>
              </table:table-cell>
              <table:table-cell office:value-type="float" office:value="32005.0007813721">
                <text:p>32005.0007813721</text:p>
              </table:table-cell>
            </table:table-row>
            <table:table-row>
              <table:table-cell office:value-type="string">
                <text:p>BCM2708 (Raspberry PI)</text:p>
              </table:table-cell>
              <table:table-cell office:value-type="float" office:value="9251.29658583993">
                <text:p>9251.29658583993</text:p>
              </table:table-cell>
            </table:table-row>
            <table:table-row>
              <table:table-cell office:value-type="string">
                <text:p>Intel Core i7 3770K 3.5GHz</text:p>
              </table:table-cell>
              <table:table-cell office:value-type="float" office:value="1700617.54172712">
                <text:p>1700617.54172712</text:p>
              </table:table-cell>
            </table:table-row>
            <table:table-row>
              <table:table-cell office:value-type="string">
                <text:p>AMD FX 8350</text:p>
              </table:table-cell>
              <table:table-cell office:value-type="float" office:value="2029762.30155382">
                <text:p>2029762.301553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